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c5000b"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>
      <style:graphic-properties svg:stroke-color="#c5000b" draw:fill="solid" draw:fill-color="#ff950e" draw:textarea-horizontal-align="justify" draw:textarea-vertical-align="middle" draw:auto-grow-height="false"/>
    </style:style>
    <style:style style:name="gr10" style:family="graphic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auto-grow-height="false" fo:min-height="0.749cm" fo:min-width="0.499cm" fo:wrap-option="no-wrap"/>
    </style:style>
    <style:style style:name="gr12" style:family="graphic">
      <style:graphic-properties draw:auto-grow-height="false" fo:min-height="0.749cm" fo:min-width="0.499cm" fo:wrap-option="no-wrap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0.6cm" svg:height="0.6cm" svg:x="12.2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5cm" svg:y1="2cm" svg:x2="12.5cm" svg:y2="4.5cm" draw:start-shape="id1" draw:start-glue-point="8" draw:end-shape="id2" draw:end-glue-point="4" svg:d="M12500 2000v2500" svg:viewBox="0 0 1 2501">
          <text:p text:style-name="P1">batHit</text:p>
        </draw:connector>
        <draw:custom-shape draw:style-name="gr3" draw:text-style-name="P1" xml:id="id3" draw:id="id3" draw:layer="layout" svg:width="2.8cm" svg:height="1.6cm" svg:x="17.1cm" svg:y="0.9cm">
          <text:p text:style-name="P1">irrelevant</text:p>
          <text:p text:style-name="P1">dele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8cm" svg:y1="1.7cm" svg:x2="17.1cm" svg:y2="1.7cm" draw:start-shape="id1" draw:end-shape="id3" draw:end-glue-point="3" svg:d="M12800 1700h4300" svg:viewBox="0 0 4301 1">
          <text:p text:style-name="P1">tableHit</text:p>
          <text:p text:style-name="P1"/>
        </draw:connector>
        <draw:custom-shape draw:style-name="gr3" draw:text-style-name="P1" xml:id="id4" draw:id="id4" draw:layer="layout" svg:width="0.6cm" svg:height="0.6cm" svg:x="22.711cm" svg:y="9.90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9.9cm" svg:y1="1.7cm" svg:x2="23.011cm" svg:y2="9.901cm" draw:start-shape="id3" draw:start-glue-point="1" draw:end-shape="id4" draw:end-glue-point="4" svg:d="M19900 1700h3111v8201" svg:viewBox="0 0 3112 8202">
          <text:p/>
        </draw:connector>
        <draw:custom-shape draw:style-name="gr1" draw:text-style-name="P1" xml:id="id5" draw:id="id5" draw:layer="layout" svg:width="2.8cm" svg:height="1.6cm" svg:x="5.8cm" svg:y="4.6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2.8cm" svg:height="1.6cm" svg:x="16.5cm" svg:y="4.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6cm" svg:y1="5.4cm" svg:x2="8.6cm" svg:y2="5.4cm" draw:start-shape="id2" draw:start-glue-point="5" draw:end-shape="id5" draw:end-glue-point="1" svg:d="M11600 5400h-3000" svg:viewBox="0 0 3001 1">
          <text:p text:style-name="P1">left</text:p>
          <text:p text:style-name="P1"/>
        </draw:connector>
        <draw:connector draw:style-name="gr2" draw:text-style-name="P1" draw:layer="layout" svg:x1="13.4cm" svg:y1="5.4cm" svg:x2="16.5cm" svg:y2="5.4cm" draw:start-shape="id2" draw:start-glue-point="7" draw:end-shape="id6" draw:end-glue-point="3" svg:d="M13400 5400h3100" svg:viewBox="0 0 3101 1">
          <text:p text:style-name="P1">right</text:p>
          <text:p text:style-name="P1"/>
        </draw:connector>
        <draw:custom-shape draw:style-name="gr5" draw:text-style-name="P1" xml:id="id2" draw:id="id2" draw:layer="layout" svg:width="1.8cm" svg:height="1.8cm" svg:x="11.6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2.8cm" svg:height="1.6cm" svg:x="5.8cm" svg:y="8.8cm">
          <text:p text:style-name="P2"><text:span text:style-name="T1">delete </text:span></text:p>
          <text:p text:style-name="P2"><text:span text:style-name="T1">previous </text:span></text:p>
          <text:p text:style-name="P2"><text:span text:style-name="T1">batHi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2cm" svg:y1="6.2cm" svg:x2="7.2cm" svg:y2="8.8cm" draw:start-shape="id5" draw:start-glue-point="2" draw:end-shape="id7" svg:d="M7200 6200v2600" svg:viewBox="0 0 1 2601">
          <text:p text:style-name="P1">batHit</text:p>
        </draw:connector>
        <draw:connector draw:style-name="gr4" draw:text-style-name="P1" draw:layer="layout" svg:x1="8.6cm" svg:y1="9.6cm" svg:x2="12.5cm" svg:y2="6.3cm" draw:start-shape="id7" draw:start-glue-point="1" draw:end-shape="id2" draw:end-glue-point="6" svg:d="M8600 9600h3900v-3300" svg:viewBox="0 0 3901 3301">
          <text:p/>
        </draw:connector>
        <draw:frame draw:style-name="gr6" draw:text-style-name="P3" draw:layer="layout" svg:width="9.2cm" svg:height="1.119cm" svg:x="0cm" svg:y="19.881cm">
          <draw:text-box>
            <text:p text:style-name="P3"><text:span text:style-name="T2">Automat mit batHi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1" draw:layer="Layout" svg:width="0.6cm" svg:height="0.6cm" svg:x="13.2cm" svg:y="1.4cm">
          <text:p text:style-name="P1">servicePrep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5cm" svg:y1="1.8cm" svg:x2="13.5cm" svg:y2="3.5cm" draw:end-shape="id8" draw:end-glue-point="0" svg:d="M13500 1800v1700" svg:viewBox="0 0 1 1701">
          <text:p text:style-name="P1"/>
        </draw:connector>
        <draw:custom-shape draw:style-name="gr9" draw:text-style-name="P1" xml:id="id8" draw:id="id8" draw:layer="Layout" svg:width="2.8cm" svg:height="1.6cm" svg:x="12.1cm" svg:y="3.5cm">
          <text:p text:style-name="P1">clear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2.8cm" svg:height="1.6cm" svg:x="8.7cm" svg:y="7.3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2.8cm" svg:height="1.6cm" svg:x="15.9cm" svg:y="7.3cm">
          <text:p text:style-name="P1"/>
          <text:p text:style-name="P1"/>
          <text:p text:style-name="P1"/>
          <text:p text:style-name="P1"/>
          <text:p text:style-name="P1">wie links nur umgekeh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6cm" svg:y1="8.1cm" svg:x2="11.5cm" svg:y2="8.1cm" draw:start-shape="id9" draw:start-glue-point="5" draw:end-shape="id10" draw:end-glue-point="1" svg:d="M12600 8100h-1100" svg:viewBox="0 0 1101 1">
          <text:p text:style-name="P1">left</text:p>
          <text:p text:style-name="P1"/>
        </draw:connector>
        <draw:connector draw:style-name="gr2" draw:text-style-name="P1" draw:layer="layout" svg:x1="14.4cm" svg:y1="8.1cm" svg:x2="15.9cm" svg:y2="8.1cm" draw:start-shape="id9" draw:start-glue-point="7" draw:end-shape="id11" draw:end-glue-point="3" svg:d="M14400 8100h1500" svg:viewBox="0 0 1501 1">
          <text:p text:style-name="P1">right</text:p>
          <text:p text:style-name="P1"/>
        </draw:connector>
        <draw:custom-shape draw:style-name="gr10" draw:text-style-name="P1" xml:id="id9" draw:id="id9" draw:layer="Layout" svg:width="1.8cm" svg:height="1.8cm" svg:x="12.6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1cm" svg:y1="8.9cm" svg:x2="10.1cm" svg:y2="10.801cm" draw:start-shape="id10" draw:start-glue-point="2" draw:end-shape="id12" draw:end-glue-point="4" svg:d="M10100 8900v1901" svg:viewBox="0 0 1 1902">
          <text:p text:style-name="P1">hit</text:p>
        </draw:connector>
        <draw:frame draw:style-name="gr6" draw:text-style-name="P3" draw:layer="layout" svg:width="8.6cm" svg:height="1.119cm" svg:x="0cm" svg:y="19.9cm">
          <draw:text-box>
            <text:p text:style-name="P3"><text:span text:style-name="T2">Serve without batHit</text:span></text:p>
          </draw:text-box>
        </draw:frame>
        <draw:custom-shape draw:style-name="gr1" draw:text-style-name="P1" xml:id="id14" draw:id="id14" draw:layer="layout" svg:width="2.8cm" svg:height="1.6cm" svg:x="5.2cm" svg:y="3.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6cm" svg:y1="10.9cm" svg:x2="6.6cm" svg:y2="5.1cm" draw:start-shape="id13" draw:start-glue-point="0" draw:end-shape="id14" draw:end-glue-point="2" svg:d="M6600 10900v-5800" svg:viewBox="0 0 1 5801">
          <text:p text:style-name="P1">timeout</text:p>
        </draw:connector>
        <draw:custom-shape draw:style-name="gr3" draw:text-style-name="P1" xml:id="id15" draw:id="id15" draw:layer="layout" svg:width="0.6cm" svg:height="0.6cm" svg:x="0.8cm" svg:y="18.2cm">
          <text:p text:style-name="P1">Punkt</text:p>
          <text:p text:style-name="P1">Rech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2.499cm" svg:x1="6.6cm" svg:y1="3.5cm" svg:x2="1.1cm" svg:y2="18.2cm" draw:start-shape="id14" draw:start-glue-point="0" draw:end-shape="id15" draw:end-glue-point="4" svg:d="M6600 3500v-3000h-5500v17700" svg:viewBox="0 0 5501 17701">
          <text:p/>
        </draw:connector>
        <draw:connector draw:style-name="gr2" draw:text-style-name="P1" draw:layer="layout" svg:x1="9.2cm" svg:y1="11.701cm" svg:x2="8cm" svg:y2="11.7cm" draw:start-shape="id12" draw:start-glue-point="5" draw:end-shape="id13" draw:end-glue-point="1" svg:d="M9200 11701h-600v-1h-600" svg:viewBox="0 0 1201 2">
          <text:p text:style-name="P1">left</text:p>
          <text:p text:style-name="P1"/>
        </draw:connector>
        <draw:connector draw:style-name="gr2" draw:text-style-name="P1" draw:layer="layout" svg:x1="11cm" svg:y1="11.701cm" svg:x2="12.4cm" svg:y2="11.7cm" draw:start-shape="id12" draw:start-glue-point="7" draw:end-shape="id16" draw:end-glue-point="3" svg:d="M11000 11701h701v-1h699" svg:viewBox="0 0 1401 2">
          <text:p text:style-name="P1">right</text:p>
          <text:p text:style-name="P1"/>
        </draw:connector>
        <draw:custom-shape draw:style-name="gr5" draw:text-style-name="P1" xml:id="id12" draw:id="id12" draw:layer="layout" svg:width="1.8cm" svg:height="1.8cm" svg:x="9.2cm" svg:y="10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3" draw:id="id13" draw:layer="layout" svg:width="2.8cm" svg:height="1.6cm" svg:x="5.2cm" svg:y="10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2.8cm" svg:height="1.6cm" svg:x="12.4cm" svg:y="10.9cm">
          <text:p text:style-name="P1">2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cm -2.269cm" svg:x1="15.2cm" svg:y1="11.7cm" svg:x2="1.1cm" svg:y2="18.2cm" draw:start-shape="id16" draw:start-glue-point="1" draw:end-shape="id15" draw:end-glue-point="4" svg:d="M15200 11700h501v1300h-14601v5200" svg:viewBox="0 0 14602 6501">
          <text:p/>
        </draw:connector>
        <draw:connector draw:style-name="gr2" draw:text-style-name="P1" draw:layer="layout" svg:x1="5.7cm" svg:y1="15.402cm" svg:x2="4.5cm" svg:y2="15.401cm" draw:start-shape="id17" draw:start-glue-point="5" draw:end-shape="id18" draw:end-glue-point="1" svg:d="M5700 15402h-600v-1h-600" svg:viewBox="0 0 1201 2">
          <text:p text:style-name="P1">left</text:p>
          <text:p text:style-name="P1"/>
        </draw:connector>
        <draw:connector draw:style-name="gr2" draw:text-style-name="P1" draw:layer="layout" svg:x1="7.5cm" svg:y1="15.402cm" svg:x2="9cm" svg:y2="15.401cm" draw:start-shape="id17" draw:start-glue-point="7" draw:end-shape="id19" draw:end-glue-point="3" svg:d="M7500 15402h751v-1h749" svg:viewBox="0 0 1501 2">
          <text:p text:style-name="P1">right</text:p>
          <text:p text:style-name="P1"/>
        </draw:connector>
        <draw:custom-shape draw:style-name="gr5" draw:text-style-name="P1" xml:id="id17" draw:id="id17" draw:layer="layout" svg:width="1.8cm" svg:height="1.8cm" svg:x="5.7cm" svg:y="14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8" draw:id="id18" draw:layer="layout" svg:width="2.8cm" svg:height="1.6cm" svg:x="1.7cm" svg:y="14.60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8cm" svg:height="1.6cm" svg:x="9cm" svg:y="14.601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6cm" svg:y1="12.5cm" svg:x2="6.6cm" svg:y2="14.502cm" draw:start-shape="id13" draw:start-glue-point="2" draw:end-shape="id17" svg:d="M6600 12500v2002" svg:viewBox="0 0 1 2003">
          <text:p text:style-name="P1">hit</text:p>
        </draw:connector>
        <draw:connector draw:style-name="gr4" draw:text-style-name="P1" draw:layer="layout" svg:x1="1.7cm" svg:y1="15.401cm" svg:x2="1.1cm" svg:y2="18.2cm" draw:start-shape="id18" draw:start-glue-point="3" draw:end-shape="id15" draw:end-glue-point="4" svg:d="M1700 15401h-600v2799" svg:viewBox="0 0 601 2800">
          <text:p/>
        </draw:connector>
        <draw:connector draw:style-name="gr4" draw:text-style-name="P1" draw:layer="layout" svg:x1="10.4cm" svg:y1="16.201cm" svg:x2="14.6cm" svg:y2="18.8cm" draw:start-shape="id19" draw:start-glue-point="2" draw:end-shape="id20" draw:end-glue-point="0" svg:d="M10400 16201v1300h4200v1299" svg:viewBox="0 0 4201 2600">
          <text:p/>
        </draw:connector>
        <draw:custom-shape draw:style-name="gr11" xml:id="id20" draw:id="id20" draw:layer="layout" svg:width="7.6cm" svg:height="1.6cm" svg:x="10.8cm" svg:y="18.8cm">
          <text:p>nächster Automat</text:p>
          <text:p>(mit Info wer schlagen muss)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xml:id="id21" draw:id="id21" draw:layer="layout" svg:width="2.8cm" svg:height="1.6cm" svg:x="21.4cm" svg:y="14.6cm">
          <text:p text:style-name="P1">6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8cm" svg:y1="15.401cm" svg:x2="21.4cm" svg:y2="15.4cm" draw:start-shape="id19" draw:start-glue-point="1" draw:end-shape="id21" draw:end-glue-point="3" svg:d="M11800 15401h4800v-1h4800" svg:viewBox="0 0 9601 2">
          <text:p text:style-name="P1">timeout</text:p>
          <text:p text:style-name="P1"/>
        </draw:connector>
        <draw:custom-shape draw:style-name="gr3" draw:text-style-name="P1" xml:id="id22" draw:id="id22" draw:layer="layout" svg:width="0.6cm" svg:height="0.6cm" svg:x="25.712cm" svg:y="18.195cm">
          <text:p text:style-name="P1">Punkt</text:p>
          <text:p text:style-name="P1">L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4.2cm" svg:y1="15.4cm" svg:x2="26.012cm" svg:y2="18.195cm" draw:start-shape="id21" draw:start-glue-point="1" draw:end-shape="id22" draw:end-glue-point="4" svg:d="M24200 15400h1812v2795" svg:viewBox="0 0 1813 2796">
          <text:p text:style-name="P1">Ass</text:p>
        </draw:connector>
        <draw:connector draw:style-name="gr2" draw:text-style-name="P1" draw:layer="layout" svg:x1="13.5cm" svg:y1="5.1cm" svg:x2="13.5cm" svg:y2="7.2cm" draw:start-shape="id8" draw:start-glue-point="2" draw:end-shape="id9" svg:d="M13500 5100v2100" svg:viewBox="0 0 1 2101">
          <text:p text:style-name="P1">who serves</text:p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1" draw:layer="Layout" svg:width="0.6cm" svg:height="0.6cm" svg:x="17.5cm" svg:y="1.4cm">
          <text:p text:style-name="P1">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cm" svg:y1="1.8cm" svg:x2="17.8cm" svg:y2="3.5cm" draw:end-shape="id23" draw:end-glue-point="0" svg:d="M17800 1800v1700" svg:viewBox="0 0 1 1701">
          <text:p/>
        </draw:connector>
        <draw:custom-shape draw:style-name="gr9" draw:text-style-name="P1" xml:id="id23" draw:id="id23" draw:layer="Layout" svg:width="2.8cm" svg:height="1.6cm" svg:x="16.4cm" svg:y="3.5cm">
          <text:p text:style-name="P1">clear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8" draw:text-style-name="P1" xml:id="id25" draw:id="id25" draw:layer="Layout" svg:width="2.8cm" svg:height="1.6cm" svg:x="12.4cm" svg:y="7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6" draw:id="id26" draw:layer="Layout" svg:width="2.8cm" svg:height="1.6cm" svg:x="23.1cm" svg:y="7.3cm">
          <text:p text:style-name="P1"/>
          <text:p text:style-name="P1"/>
          <text:p text:style-name="P1"/>
          <text:p text:style-name="P1"/>
          <text:p text:style-name="P1">wie links nur umgekeh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9cm" svg:y1="8.1cm" svg:x2="15.2cm" svg:y2="8.1cm" draw:start-shape="id24" draw:start-glue-point="5" draw:end-shape="id25" draw:end-glue-point="1" svg:d="M16900 8100h-1700" svg:viewBox="0 0 1701 1">
          <text:p text:style-name="P1">left</text:p>
          <text:p text:style-name="P1"/>
        </draw:connector>
        <draw:connector draw:style-name="gr2" draw:text-style-name="P1" draw:layer="layout" svg:x1="18.7cm" svg:y1="8.1cm" svg:x2="23.1cm" svg:y2="8.1cm" draw:start-shape="id24" draw:start-glue-point="7" draw:end-shape="id26" draw:end-glue-point="3" svg:d="M18700 8100h4400" svg:viewBox="0 0 4401 1">
          <text:p text:style-name="P1">right</text:p>
          <text:p text:style-name="P1"/>
        </draw:connector>
        <draw:custom-shape draw:style-name="gr10" draw:text-style-name="P1" xml:id="id24" draw:id="id24" draw:layer="Layout" svg:width="1.8cm" svg:height="1.8cm" svg:x="16.9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cm" svg:y1="8.9cm" svg:x2="13.8cm" svg:y2="10.801cm" draw:start-shape="id25" draw:start-glue-point="2" draw:end-shape="id27" draw:end-glue-point="4" svg:d="M13800 8900v1901" svg:viewBox="0 0 1 1902">
          <text:p text:style-name="P1">hit</text:p>
        </draw:connector>
        <draw:frame draw:style-name="gr6" draw:text-style-name="P3" draw:layer="layout" svg:width="8.6cm" svg:height="1.119cm" svg:x="0cm" svg:y="19.9cm">
          <draw:text-box>
            <text:p text:style-name="P3"><text:span text:style-name="T2">Return without batHit</text:span></text:p>
          </draw:text-box>
        </draw:frame>
        <draw:custom-shape draw:style-name="gr8" draw:text-style-name="P1" xml:id="id28" draw:id="id28" draw:layer="Layout" svg:width="2.8cm" svg:height="1.6cm" svg:x="8.9cm" svg:y="3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4cm" svg:y1="8.1cm" svg:x2="10.3cm" svg:y2="5.1cm" draw:start-shape="id25" draw:start-glue-point="3" draw:end-shape="id28" draw:end-glue-point="2" svg:d="M12400 8100h-2100v-3000" svg:viewBox="0 0 2101 3001">
          <text:p text:style-name="P1">timeout</text:p>
        </draw:connector>
        <draw:custom-shape draw:style-name="gr9" draw:text-style-name="P1" xml:id="id29" draw:id="id29" draw:layer="Layout" svg:width="0.6cm" svg:height="0.6cm" svg:x="0.8cm" svg:y="18.2cm">
          <text:p text:style-name="P1">Punkt</text:p>
          <text:p text:style-name="P1">Rech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2.499cm" svg:x1="10.3cm" svg:y1="3.5cm" svg:x2="1.1cm" svg:y2="18.2cm" draw:start-shape="id28" draw:start-glue-point="0" draw:end-shape="id29" draw:end-glue-point="4" svg:d="M10300 3500v-3000h-9200v17700" svg:viewBox="0 0 9201 17701">
          <text:p/>
        </draw:connector>
        <draw:connector draw:style-name="gr2" draw:text-style-name="P1" draw:layer="layout" svg:x1="12.9cm" svg:y1="11.701cm" svg:x2="11.7cm" svg:y2="11.7cm" draw:start-shape="id27" draw:start-glue-point="5" draw:end-shape="id30" draw:end-glue-point="1" svg:d="M12900 11701h-600v-1h-600" svg:viewBox="0 0 1201 2">
          <text:p text:style-name="P1">left</text:p>
          <text:p text:style-name="P1"/>
        </draw:connector>
        <draw:connector draw:style-name="gr2" draw:text-style-name="P1" draw:layer="layout" svg:x1="14.7cm" svg:y1="11.701cm" svg:x2="16.5cm" svg:y2="11.7cm" draw:start-shape="id27" draw:start-glue-point="7" draw:end-shape="id31" draw:end-glue-point="3" svg:d="M14700 11701h901v-1h899" svg:viewBox="0 0 1801 2">
          <text:p text:style-name="P1">right</text:p>
          <text:p text:style-name="P1"/>
        </draw:connector>
        <draw:custom-shape draw:style-name="gr10" draw:text-style-name="P1" xml:id="id27" draw:id="id27" draw:layer="Layout" svg:width="1.8cm" svg:height="1.8cm" svg:x="12.9cm" svg:y="10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30" draw:id="id30" draw:layer="Layout" svg:width="2.8cm" svg:height="1.6cm" svg:x="8.9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1" draw:id="id31" draw:layer="Layout" svg:width="2.8cm" svg:height="1.6cm" svg:x="16.5cm" svg:y="10.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3cm" svg:y1="11.7cm" svg:x2="14.6cm" svg:y2="18.8cm" draw:start-shape="id31" draw:start-glue-point="1" draw:end-shape="id32" draw:end-glue-point="0" svg:d="M19300 11700h501v3950h-5201v3150" svg:viewBox="0 0 5202 7101">
          <text:p/>
        </draw:connector>
        <draw:connector draw:style-name="gr4" draw:text-style-name="P1" draw:layer="layout" svg:x1="14.6cm" svg:y1="16.201cm" svg:x2="14.6cm" svg:y2="18.8cm" draw:end-shape="id32" draw:end-glue-point="0" svg:d="M14600 16201v2599" svg:viewBox="0 0 1 2600">
          <text:p/>
        </draw:connector>
        <draw:custom-shape draw:style-name="gr12" xml:id="id32" draw:id="id32" draw:layer="Layout" svg:width="7.6cm" svg:height="1.6cm" svg:x="10.8cm" svg:y="18.8cm">
          <text:p>nächster Automat</text:p>
          <text:p>(mit Info wer schlagen muss)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1" draw:layer="Layout" svg:width="0.6cm" svg:height="0.6cm" svg:x="25.712cm" svg:y="18.195cm">
          <text:p text:style-name="P1">Punkt</text:p>
          <text:p text:style-name="P1">L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cm" svg:y1="5.1cm" svg:x2="17.8cm" svg:y2="7.2cm" draw:start-shape="id23" draw:start-glue-point="2" draw:end-shape="id24" svg:d="M17800 5100v2100" svg:viewBox="0 0 1 2101">
          <text:p text:style-name="P1">who hits</text:p>
        </draw:connector>
        <draw:connector draw:style-name="gr2" draw:text-style-name="P1" draw:layer="layout" svg:x1="8.9cm" svg:y1="11.7cm" svg:x2="1.1cm" svg:y2="18.2cm" draw:start-shape="id30" draw:start-glue-point="3" draw:end-shape="id29" draw:end-glue-point="4" svg:d="M8900 11700h-7800v6500" svg:viewBox="0 0 7801 6501">
          <text:p text:style-name="P1"/>
          <text:p text:style-name="P1"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  <style:text-properties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Wegmann</meta:initial-creator>
    <meta:creation-date>2016-03-11T10:30:09.645064965</meta:creation-date>
    <dc:date>2016-03-11T11:43:13.939757553</dc:date>
    <dc:creator>Sebastian Wegmann</dc:creator>
    <meta:editing-duration>PT57M30S</meta:editing-duration>
    <meta:editing-cycles>5</meta:editing-cycles>
    <meta:generator>LibreOffice/4.2.8.2$Linux_X86_64 LibreOffice_project/420m0$Build-2</meta:generator>
    <meta:document-statistic meta:object-count="101"/>
  </office:meta>
</office:document-meta>
</file>